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2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ff3300" fo:font-weight="bold" style:font-weight-asian="bold" style:font-weight-complex="bold"/>
    </style:style>
    <style:style style:name="T4" style:family="text">
      <style:text-properties fo:color="#ff0000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126cm" fo:text-indent="-0.635cm" fo:margin-left="6.12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761cm" fo:text-indent="-0.635cm" fo:margin-left="6.76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396cm" fo:text-indent="-0.635cm" fo:margin-left="7.39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031cm" fo:text-indent="-0.635cm" fo:margin-left="8.03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666cm" fo:text-indent="-0.635cm" fo:margin-left="8.6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301cm" fo:text-indent="-0.635cm" fo:margin-left="9.30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9.936cm" fo:text-indent="-0.635cm" fo:margin-left="9.93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571cm" fo:text-indent="-0.635cm" fo:margin-left="10.5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206cm" fo:text-indent="-0.635cm" fo:margin-left="11.20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841cm" fo:text-indent="-0.635cm" fo:margin-left="11.84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</text:span><text:span text:style-name="T2">XTENSION NAVIGATEUR FIREFOX</text:span></text:p>
      <text:p text:style-name="P2"/>
      <text:list xml:id="list3582189276161070005" text:style-name="L2">
        <text:list-item>
          <text:p text:style-name="P3">Quel navigateur : Firefox</text:p>
        </text:list-item>
      </text:list>
      <text:p text:style-name="P2"/>
      <text:list xml:id="list35307282" text:continue-numbering="true" text:style-name="L2">
        <text:list-item>
          <text:p text:style-name="P3"><text:s/>Quel niveau du projet :Je suis à l’aise avec certains langages (Option 1. Changer les images du Web)</text:p>
        </text:list-item>
        <text:list-item>
          <text:p text:style-name="P3">Quelle utilité : *<text:span text:style-name="T5">projet extension <text:s/>navigateur</text:span><text:span text:style-name="T4"> </text:span>qui modifie la bordure,la font, les images,colorier les titres H1 de n'importe quel site <text:s text:c="4"/></text:p>
        </text:list-item>
        <text:list-item>
          <text:p text:style-name="P3"><text:s text:c="25"/>*<text:span text:style-name="T5">beastify</text:span><text:span text:style-name="T3"> <text:s/></text:span><text:span text:style-name="T6">ajout d'une icône qui contient un menu affichant des boutons ( en cliquant sur le bouton : une <text:s/>fenêtre <text:s/>popup apparaît , à partir de toutes les pages web : l'image apparaît)</text:span></text:p>
        </text:list-item>
        <text:list-item>
          <text:p text:style-name="P3"><text:span text:style-name="T6"><text:s/>Étapes (idées )au moment du changement : en cliquant sur le bouton faire apparaître l'image souhaité à la place de toutes les images d'une page web</text:span></text:p>
          <text:p text:style-name="P3"><text:span text:style-name="T6"/></text:p>
        </text:list-item>
        <text:list-item>
          <text:p text:style-name="P3"><text:span text:style-name="T6"><text:s/>Source: google , forum, MDN mozilla</text:span></text:p>
        </text:list-item>
      </text:list>
      <text:p text:style-name="P4"><text:s text:c="35"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 </meta:initial-creator>
    <meta:creation-date>2020-10-26T14:34:15.22</meta:creation-date>
    <meta:document-statistic meta:table-count="0" meta:image-count="0" meta:object-count="0" meta:page-count="1" meta:paragraph-count="8" meta:word-count="117" meta:character-count="730"/>
    <dc:date>2020-10-26T15:10:39.44</dc:date>
    <dc:creator>JO </dc:creator>
    <meta:editing-duration>PT5M23S</meta:editing-duration>
    <meta:editing-cycles>1</meta:editing-cycles>
    <meta:generator>OpenOffice/4.1.7$Win32 OpenOffice.org_project/417m1$Build-9800</meta:generator>
  </office:meta>
</office:document-meta>
</file>